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8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2.778cm"/>
    </style:style>
    <style:style style:name="Table1.C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3adf8"/>
    </style:style>
    <style:style style:name="P2" style:family="paragraph" style:parent-style-name="Standard">
      <style:paragraph-properties fo:text-align="justify" style:justify-single-word="false"/>
      <style:text-properties officeooo:rsid="0003adf8" officeooo:paragraph-rsid="0003adf8"/>
    </style:style>
    <style:style style:name="P3" style:family="paragraph" style:parent-style-name="Standard">
      <style:paragraph-properties fo:text-align="justify" style:justify-single-word="false"/>
      <style:text-properties officeooo:rsid="0004524c" officeooo:paragraph-rsid="0004524c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58f40" officeooo:paragraph-rsid="00058f40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40a9" officeooo:paragraph-rsid="000940a9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ae01c" officeooo:paragraph-rsid="000ae01c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cb3fe" officeooo:paragraph-rsid="00103447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1d658" officeooo:paragraph-rsid="0011d658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57fc3" officeooo:paragraph-rsid="00157fc3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51ca6b" officeooo:paragraph-rsid="0051ca6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62592a" officeooo:paragraph-rsid="0062592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6a8e05" officeooo:paragraph-rsid="006a8e0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516cc" officeooo:paragraph-rsid="005516c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4985d" officeooo:paragraph-rsid="0064985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77dfbe" officeooo:paragraph-rsid="0077dfb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7f848b" officeooo:paragraph-rsid="007f848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86b212" officeooo:paragraph-rsid="0086b212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6abb7" officeooo:paragraph-rsid="0096abb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87468" officeooo:paragraph-rsid="00987468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9c6499" officeooo:paragraph-rsid="00a07b1b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a20d71" officeooo:paragraph-rsid="00a20d7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a8bed5" officeooo:paragraph-rsid="00a8bed5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ac992" officeooo:paragraph-rsid="001ac99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97535" officeooo:paragraph-rsid="00297535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c1925" officeooo:paragraph-rsid="002fe720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c1925" officeooo:paragraph-rsid="003423a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3bdf54" officeooo:paragraph-rsid="003bdf54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5a7914" officeooo:paragraph-rsid="005a7914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397e25" officeooo:paragraph-rsid="00397e25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4ddbd" officeooo:paragraph-rsid="0044ddb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0f4ad9" officeooo:paragraph-rsid="0010344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11d658" officeooo:paragraph-rsid="0011d65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1405a1" officeooo:paragraph-rsid="001405a1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3423ab" officeooo:paragraph-rsid="00397e2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7f73e4" officeooo:paragraph-rsid="00790b8e" style:font-weight-asian="normal" style:font-weight-complex="normal"/>
    </style:style>
    <style:style style:name="P36" style:family="paragraph" style:parent-style-name="Standard">
      <style:text-properties style:text-underline-style="none" officeooo:rsid="000cb3fe" officeooo:paragraph-rsid="00103447"/>
    </style:style>
    <style:style style:name="P37" style:family="paragraph" style:parent-style-name="Table_20_Contents">
      <style:text-properties officeooo:rsid="00103447" officeooo:paragraph-rsid="00103447"/>
    </style:style>
    <style:style style:name="P38" style:family="paragraph" style:parent-style-name="Table_20_Contents">
      <style:paragraph-properties fo:text-align="center" style:justify-single-word="false"/>
      <style:text-properties officeooo:rsid="00103447" officeooo:paragraph-rsid="00103447"/>
    </style:style>
    <style:style style:name="P39" style:family="paragraph" style:parent-style-name="Table_20_Contents">
      <style:paragraph-properties fo:text-align="center" style:justify-single-word="false"/>
      <style:text-properties officeooo:rsid="00103447" officeooo:paragraph-rsid="0010f643"/>
    </style:style>
    <style:style style:name="P40" style:family="paragraph" style:parent-style-name="Table_20_Contents">
      <style:text-properties officeooo:rsid="00103447" officeooo:paragraph-rsid="0010f643"/>
    </style:style>
    <style:style style:name="P41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1ac992" officeooo:paragraph-rsid="001ac992"/>
    </style:style>
    <style:style style:name="P42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fo:font-weight="normal" officeooo:rsid="0046dbd4" officeooo:paragraph-rsid="004fdf5d" style:font-weight-asian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 fo:font-weight="normal" officeooo:rsid="005ef9a5" officeooo:paragraph-rsid="005ef9a5" style:font-weight-asian="normal" style:font-weight-complex="normal"/>
    </style:style>
    <style:style style:name="P44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normal" officeooo:rsid="0062592a" officeooo:paragraph-rsid="0062592a" style:font-weight-asian="normal" style:font-weight-complex="normal"/>
    </style:style>
    <style:style style:name="P45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fo:font-weight="normal" officeooo:rsid="0064985d" officeooo:paragraph-rsid="0064985d" style:font-weight-asian="normal" style:font-weight-complex="normal"/>
    </style:style>
    <style:style style:name="P46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fo:font-weight="normal" officeooo:rsid="0067d4eb" officeooo:paragraph-rsid="0067d4eb" style:font-weight-asian="normal" style:font-weight-complex="normal"/>
    </style:style>
    <style:style style:name="P47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fo:font-weight="bold" officeooo:rsid="00790b8e" officeooo:paragraph-rsid="00790b8e" style:font-weight-asian="bold" style:font-weight-complex="bold"/>
    </style:style>
    <style:style style:name="P48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fo:font-weight="bold" officeooo:rsid="007f848b" officeooo:paragraph-rsid="007f848b" style:font-weight-asian="bold" style:font-weight-complex="bold"/>
    </style:style>
    <style:style style:name="P49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fo:font-weight="bold" officeooo:rsid="0089e2ac" officeooo:paragraph-rsid="0089e2ac" style:font-weight-asian="bold" style:font-weight-complex="bold"/>
    </style:style>
    <style:style style:name="P50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fo:font-weight="bold" officeooo:rsid="008c8478" officeooo:paragraph-rsid="008c8478" style:font-weight-asian="bold" style:font-weight-complex="bold"/>
    </style:style>
    <style:style style:name="P51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fo:font-weight="bold" officeooo:rsid="00924358" officeooo:paragraph-rsid="00924358" style:font-weight-asian="bold" style:font-weight-complex="bold"/>
    </style:style>
    <style:style style:name="P52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ac992" officeooo:paragraph-rsid="001ac992" style:font-weight-asian="normal" style:font-weight-complex="normal"/>
    </style:style>
    <style:style style:name="P53" style:family="paragraph" style:parent-style-name="Standard" style:list-style-name="L5">
      <style:paragraph-properties fo:text-align="justify" style:justify-single-word="false"/>
      <style:text-properties style:text-underline-style="none" fo:font-weight="normal" officeooo:rsid="005516cc" officeooo:paragraph-rsid="005516cc" style:font-weight-asian="normal" style:font-weight-complex="normal"/>
    </style:style>
    <style:style style:name="P54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62592a" officeooo:paragraph-rsid="0062592a" style:font-weight-asian="normal" style:font-weight-complex="normal"/>
    </style:style>
    <style:style style:name="P55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8578fa" officeooo:paragraph-rsid="008578fa" style:font-weight-asian="normal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style:text-underline-style="none" fo:font-weight="bold" officeooo:rsid="003423ab" officeooo:paragraph-rsid="003423ab" style:font-weight-asian="bold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officeooo:paragraph-rsid="003423ab"/>
    </style:style>
    <style:style style:name="P58" style:family="paragraph" style:parent-style-name="Standard" style:list-style-name="L3">
      <style:paragraph-properties fo:text-align="justify" style:justify-single-word="false"/>
      <style:text-properties fo:font-weight="normal" officeooo:rsid="003a1943" officeooo:paragraph-rsid="003a1943" style:font-weight-asian="normal" style:font-weight-complex="normal"/>
    </style:style>
    <style:style style:name="P59" style:family="paragraph" style:parent-style-name="Standard" style:list-style-name="L3">
      <style:paragraph-properties fo:text-align="justify" style:justify-single-word="false"/>
      <style:text-properties fo:font-weight="normal" officeooo:rsid="003b068e" officeooo:paragraph-rsid="003b068e" style:font-weight-asian="normal" style:font-weight-complex="normal"/>
    </style:style>
    <style:style style:name="P60" style:family="paragraph" style:parent-style-name="Standard" style:list-style-name="L3">
      <style:paragraph-properties fo:text-align="justify" style:justify-single-word="false"/>
      <style:text-properties fo:font-weight="normal" officeooo:rsid="003bdf54" officeooo:paragraph-rsid="003bdf54" style:font-weight-asian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weight="normal" officeooo:rsid="003dd3b3" officeooo:paragraph-rsid="003dd3b3" style:font-weight-asian="normal" style:font-weight-complex="normal"/>
    </style:style>
    <style:style style:name="P62" style:family="paragraph" style:parent-style-name="Standard" style:list-style-name="L5">
      <style:paragraph-properties fo:text-align="justify" style:justify-single-word="false"/>
      <style:text-properties officeooo:rsid="005516cc" officeooo:paragraph-rsid="005516cc"/>
    </style:style>
    <style:style style:name="T1" style:family="text">
      <style:text-properties officeooo:rsid="0003c2a9"/>
    </style:style>
    <style:style style:name="T2" style:family="text">
      <style:text-properties officeooo:rsid="00047fd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6639f"/>
    </style:style>
    <style:style style:name="T5" style:family="text">
      <style:text-properties style:text-underline-style="none" officeooo:rsid="00078b10"/>
    </style:style>
    <style:style style:name="T6" style:family="text">
      <style:text-properties style:text-underline-style="none" officeooo:rsid="00094e23"/>
    </style:style>
    <style:style style:name="T7" style:family="text">
      <style:text-properties style:text-underline-style="none" officeooo:rsid="000b6e03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0b6e03" style:font-weight-asian="bold" style:font-weight-complex="bold"/>
    </style:style>
    <style:style style:name="T10" style:family="text">
      <style:text-properties style:text-underline-style="none" fo:font-weight="bold" officeooo:rsid="000dcc79" style:font-weight-asian="bold" style:font-weight-complex="bold"/>
    </style:style>
    <style:style style:name="T11" style:family="text">
      <style:text-properties style:text-underline-style="none" fo:font-weight="bold" officeooo:rsid="00126352" style:font-weight-asian="bold" style:font-weight-complex="bold"/>
    </style:style>
    <style:style style:name="T12" style:family="text">
      <style:text-properties style:text-underline-style="none" fo:font-weight="bold" officeooo:rsid="0033c1be" style:font-weight-asian="bold" style:font-weight-complex="bold"/>
    </style:style>
    <style:style style:name="T13" style:family="text">
      <style:text-properties style:text-underline-style="none" fo:font-weight="bold" officeooo:rsid="0043467c" style:font-weight-asian="bold" style:font-weight-complex="bold"/>
    </style:style>
    <style:style style:name="T14" style:family="text">
      <style:text-properties style:text-underline-style="none" fo:font-weight="bold" officeooo:rsid="005119e6" style:font-weight-asian="bold" style:font-weight-complex="bold"/>
    </style:style>
    <style:style style:name="T15" style:family="text">
      <style:text-properties style:text-underline-style="none" fo:font-weight="bold" officeooo:rsid="0052025d" style:font-weight-asian="bold" style:font-weight-complex="bold"/>
    </style:style>
    <style:style style:name="T16" style:family="text">
      <style:text-properties style:text-underline-style="none" fo:font-weight="bold" officeooo:rsid="003b7059" style:font-weight-asian="bold" style:font-weight-complex="bold"/>
    </style:style>
    <style:style style:name="T17" style:family="text">
      <style:text-properties style:text-underline-style="none" fo:font-weight="bold" officeooo:rsid="0057de55" style:font-weight-asian="bold" style:font-weight-complex="bold"/>
    </style:style>
    <style:style style:name="T18" style:family="text">
      <style:text-properties style:text-underline-style="none" fo:font-weight="bold" officeooo:rsid="00698350" style:font-weight-asian="bold" style:font-weight-complex="bold"/>
    </style:style>
    <style:style style:name="T19" style:family="text">
      <style:text-properties style:text-underline-style="none" fo:font-weight="bold" officeooo:rsid="006a24b6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dcc79" style:font-weight-asian="normal" style:font-weight-complex="normal"/>
    </style:style>
    <style:style style:name="T22" style:family="text">
      <style:text-properties style:text-underline-style="none" fo:font-weight="normal" officeooo:rsid="000f4ad9" style:font-weight-asian="normal" style:font-weight-complex="normal"/>
    </style:style>
    <style:style style:name="T23" style:family="text">
      <style:text-properties style:text-underline-style="none" fo:font-weight="normal" officeooo:rsid="00175e68" style:font-weight-asian="normal" style:font-weight-complex="normal"/>
    </style:style>
    <style:style style:name="T24" style:family="text">
      <style:text-properties style:text-underline-style="none" fo:font-weight="normal" officeooo:rsid="001e2070" style:font-weight-asian="normal" style:font-weight-complex="normal"/>
    </style:style>
    <style:style style:name="T25" style:family="text">
      <style:text-properties style:text-underline-style="none" fo:font-weight="normal" officeooo:rsid="001ea975" style:font-weight-asian="normal" style:font-weight-complex="normal"/>
    </style:style>
    <style:style style:name="T26" style:family="text">
      <style:text-properties style:text-underline-style="none" fo:font-weight="normal" officeooo:rsid="0020614a" style:font-weight-asian="normal" style:font-weight-complex="normal"/>
    </style:style>
    <style:style style:name="T27" style:family="text">
      <style:text-properties style:text-underline-style="none" fo:font-weight="normal" officeooo:rsid="0021e8fb" style:font-weight-asian="normal" style:font-weight-complex="normal"/>
    </style:style>
    <style:style style:name="T28" style:family="text">
      <style:text-properties style:text-underline-style="none" fo:font-weight="normal" officeooo:rsid="0023a8a8" style:font-weight-asian="normal" style:font-weight-complex="normal"/>
    </style:style>
    <style:style style:name="T29" style:family="text">
      <style:text-properties style:text-underline-style="none" fo:font-weight="normal" officeooo:rsid="00240e84" style:font-weight-asian="normal" style:font-weight-complex="normal"/>
    </style:style>
    <style:style style:name="T30" style:family="text">
      <style:text-properties style:text-underline-style="none" fo:font-weight="normal" officeooo:rsid="002439e3" style:font-weight-asian="normal" style:font-weight-complex="normal"/>
    </style:style>
    <style:style style:name="T31" style:family="text">
      <style:text-properties style:text-underline-style="none" fo:font-weight="normal" officeooo:rsid="0024e61f" style:font-weight-asian="normal" style:font-weight-complex="normal"/>
    </style:style>
    <style:style style:name="T32" style:family="text">
      <style:text-properties style:text-underline-style="none" fo:font-weight="normal" officeooo:rsid="00254f80" style:font-weight-asian="normal" style:font-weight-complex="normal"/>
    </style:style>
    <style:style style:name="T33" style:family="text">
      <style:text-properties style:text-underline-style="none" fo:font-weight="normal" officeooo:rsid="002a3513" style:font-weight-asian="normal" style:font-weight-complex="normal"/>
    </style:style>
    <style:style style:name="T34" style:family="text">
      <style:text-properties style:text-underline-style="none" fo:font-weight="normal" officeooo:rsid="002a52b0" style:font-weight-asian="normal" style:font-weight-complex="normal"/>
    </style:style>
    <style:style style:name="T35" style:family="text">
      <style:text-properties style:text-underline-style="none" fo:font-weight="normal" officeooo:rsid="002df837" style:font-weight-asian="normal" style:font-weight-complex="normal"/>
    </style:style>
    <style:style style:name="T36" style:family="text">
      <style:text-properties style:text-underline-style="none" fo:font-weight="normal" officeooo:rsid="002f1251" style:font-weight-asian="normal" style:font-weight-complex="normal"/>
    </style:style>
    <style:style style:name="T37" style:family="text">
      <style:text-properties style:text-underline-style="none" fo:font-weight="normal" officeooo:rsid="002fe720" style:font-weight-asian="normal" style:font-weight-complex="normal"/>
    </style:style>
    <style:style style:name="T38" style:family="text">
      <style:text-properties style:text-underline-style="none" fo:font-weight="normal" officeooo:rsid="00304988" style:font-weight-asian="normal" style:font-weight-complex="normal"/>
    </style:style>
    <style:style style:name="T39" style:family="text">
      <style:text-properties style:text-underline-style="none" fo:font-weight="normal" officeooo:rsid="00317765" style:font-weight-asian="normal" style:font-weight-complex="normal"/>
    </style:style>
    <style:style style:name="T40" style:family="text">
      <style:text-properties style:text-underline-style="none" fo:font-weight="normal" officeooo:rsid="0031855e" style:font-weight-asian="normal" style:font-weight-complex="normal"/>
    </style:style>
    <style:style style:name="T41" style:family="text">
      <style:text-properties style:text-underline-style="none" fo:font-weight="normal" officeooo:rsid="00320f9b" style:font-weight-asian="normal" style:font-weight-complex="normal"/>
    </style:style>
    <style:style style:name="T42" style:family="text">
      <style:text-properties style:text-underline-style="none" fo:font-weight="normal" officeooo:rsid="0033c1be" style:font-weight-asian="normal" style:font-weight-complex="normal"/>
    </style:style>
    <style:style style:name="T43" style:family="text">
      <style:text-properties style:text-underline-style="none" fo:font-weight="normal" officeooo:rsid="00382387" style:font-weight-asian="normal" style:font-weight-complex="normal"/>
    </style:style>
    <style:style style:name="T44" style:family="text">
      <style:text-properties style:text-underline-style="none" fo:font-weight="normal" officeooo:rsid="0055f95a" style:font-weight-asian="normal" style:font-weight-complex="normal"/>
    </style:style>
    <style:style style:name="T45" style:family="text">
      <style:text-properties style:text-underline-style="none" fo:font-weight="normal" officeooo:rsid="0057de55" style:font-weight-asian="normal" style:font-weight-complex="normal"/>
    </style:style>
    <style:style style:name="T46" style:family="text">
      <style:text-properties style:text-underline-style="none" fo:font-weight="normal" officeooo:rsid="005922d9" style:font-weight-asian="normal" style:font-weight-complex="normal"/>
    </style:style>
    <style:style style:name="T47" style:family="text">
      <style:text-properties style:text-underline-style="none" fo:font-weight="normal" officeooo:rsid="005c4dfd" style:font-weight-asian="normal" style:font-weight-complex="normal"/>
    </style:style>
    <style:style style:name="T48" style:family="text">
      <style:text-properties style:text-underline-style="none" fo:font-weight="normal" officeooo:rsid="005df500" style:font-weight-asian="normal" style:font-weight-complex="normal"/>
    </style:style>
    <style:style style:name="T49" style:family="text">
      <style:text-properties style:text-underline-style="none" fo:font-weight="normal" officeooo:rsid="007c398f" style:font-weight-asian="normal" style:font-weight-complex="normal"/>
    </style:style>
    <style:style style:name="T50" style:family="text">
      <style:text-properties style:text-underline-style="none" fo:font-weight="normal" officeooo:rsid="007e188c" style:font-weight-asian="normal" style:font-weight-complex="normal"/>
    </style:style>
    <style:style style:name="T51" style:family="text">
      <style:text-properties style:text-underline-style="none" fo:font-weight="normal" officeooo:rsid="007e402e" style:font-weight-asian="normal" style:font-weight-complex="normal"/>
    </style:style>
    <style:style style:name="T52" style:family="text">
      <style:text-properties style:text-underline-style="none" fo:font-weight="normal" officeooo:rsid="007e7643" style:font-weight-asian="normal" style:font-weight-complex="normal"/>
    </style:style>
    <style:style style:name="T53" style:family="text">
      <style:text-properties style:text-underline-style="none" fo:font-weight="normal" officeooo:rsid="007f0ed6" style:font-weight-asian="normal" style:font-weight-complex="normal"/>
    </style:style>
    <style:style style:name="T54" style:family="text">
      <style:text-properties style:text-underline-style="none" fo:font-weight="normal" officeooo:rsid="007f39f3" style:font-weight-asian="normal" style:font-weight-complex="normal"/>
    </style:style>
    <style:style style:name="T55" style:family="text">
      <style:text-properties style:text-underline-style="none" fo:font-weight="normal" officeooo:rsid="007f73e4" style:font-weight-asian="normal" style:font-weight-complex="normal"/>
    </style:style>
    <style:style style:name="T56" style:family="text">
      <style:text-properties style:text-underline-style="none" fo:font-weight="normal" officeooo:rsid="0080571e" style:font-weight-asian="normal" style:font-weight-complex="normal"/>
    </style:style>
    <style:style style:name="T57" style:family="text">
      <style:text-properties style:text-underline-style="none" fo:font-weight="normal" officeooo:rsid="008254de" style:font-weight-asian="normal" style:font-weight-complex="normal"/>
    </style:style>
    <style:style style:name="T58" style:family="text">
      <style:text-properties style:text-underline-style="none" fo:font-weight="normal" officeooo:rsid="00841115" style:font-weight-asian="normal" style:font-weight-complex="normal"/>
    </style:style>
    <style:style style:name="T59" style:family="text">
      <style:text-properties style:text-underline-style="none" fo:font-weight="normal" officeooo:rsid="008578fa" style:font-weight-asian="normal" style:font-weight-complex="normal"/>
    </style:style>
    <style:style style:name="T60" style:family="text">
      <style:text-properties style:text-underline-style="none" fo:font-weight="normal" officeooo:rsid="0086c1fd" style:font-weight-asian="normal" style:font-weight-complex="normal"/>
    </style:style>
    <style:style style:name="T61" style:family="text">
      <style:text-properties style:text-underline-style="none" fo:font-weight="normal" officeooo:rsid="0087cef7" style:font-weight-asian="normal" style:font-weight-complex="normal"/>
    </style:style>
    <style:style style:name="T62" style:family="text">
      <style:text-properties style:text-underline-style="none" fo:font-weight="normal" officeooo:rsid="008946e3" style:font-weight-asian="normal" style:font-weight-complex="normal"/>
    </style:style>
    <style:style style:name="T63" style:family="text">
      <style:text-properties style:text-underline-style="none" fo:font-weight="normal" officeooo:rsid="008ba16d" style:font-weight-asian="normal" style:font-weight-complex="normal"/>
    </style:style>
    <style:style style:name="T64" style:family="text">
      <style:text-properties style:text-underline-style="none" fo:font-weight="normal" officeooo:rsid="008c14f9" style:font-weight-asian="normal" style:font-weight-complex="normal"/>
    </style:style>
    <style:style style:name="T65" style:family="text">
      <style:text-properties style:text-underline-style="none" fo:font-weight="normal" officeooo:rsid="008c5e4a" style:font-weight-asian="normal" style:font-weight-complex="normal"/>
    </style:style>
    <style:style style:name="T66" style:family="text">
      <style:text-properties style:text-underline-style="none" fo:font-weight="normal" officeooo:rsid="008d483e" style:font-weight-asian="normal" style:font-weight-complex="normal"/>
    </style:style>
    <style:style style:name="T67" style:family="text">
      <style:text-properties style:text-underline-style="none" fo:font-weight="normal" officeooo:rsid="008f3e91" style:font-weight-asian="normal" style:font-weight-complex="normal"/>
    </style:style>
    <style:style style:name="T68" style:family="text">
      <style:text-properties style:text-underline-style="none" fo:font-weight="normal" officeooo:rsid="008fca41" style:font-weight-asian="normal" style:font-weight-complex="normal"/>
    </style:style>
    <style:style style:name="T69" style:family="text">
      <style:text-properties style:text-underline-style="none" fo:font-weight="normal" officeooo:rsid="00918889" style:font-weight-asian="normal" style:font-weight-complex="normal"/>
    </style:style>
    <style:style style:name="T70" style:family="text">
      <style:text-properties style:text-underline-style="none" fo:font-weight="normal" officeooo:rsid="0093446f" style:font-weight-asian="normal" style:font-weight-complex="normal"/>
    </style:style>
    <style:style style:name="T71" style:family="text">
      <style:text-properties style:text-underline-style="none" fo:font-weight="normal" officeooo:rsid="0094c35b" style:font-weight-asian="normal" style:font-weight-complex="normal"/>
    </style:style>
    <style:style style:name="T72" style:family="text">
      <style:text-properties style:text-underline-style="none" fo:font-weight="normal" officeooo:rsid="009784ba" style:font-weight-asian="normal" style:font-weight-complex="normal"/>
    </style:style>
    <style:style style:name="T73" style:family="text">
      <style:text-properties style:text-underline-style="none" fo:font-weight="normal" officeooo:rsid="009796c4" style:font-weight-asian="normal" style:font-weight-complex="normal"/>
    </style:style>
    <style:style style:name="T74" style:family="text">
      <style:text-properties style:text-underline-style="none" fo:font-weight="normal" officeooo:rsid="00995f68" style:font-weight-asian="normal" style:font-weight-complex="normal"/>
    </style:style>
    <style:style style:name="T75" style:family="text">
      <style:text-properties style:text-underline-style="none" fo:font-weight="normal" officeooo:rsid="00996a51" style:font-weight-asian="normal" style:font-weight-complex="normal"/>
    </style:style>
    <style:style style:name="T76" style:family="text">
      <style:text-properties style:text-underline-style="none" fo:font-weight="normal" officeooo:rsid="009ac3c8" style:font-weight-asian="normal" style:font-weight-complex="normal"/>
    </style:style>
    <style:style style:name="T77" style:family="text">
      <style:text-properties style:text-underline-style="none" fo:font-weight="normal" officeooo:rsid="009d2aea" style:font-weight-asian="normal" style:font-weight-complex="normal"/>
    </style:style>
    <style:style style:name="T78" style:family="text">
      <style:text-properties style:text-underline-style="none" fo:font-weight="normal" officeooo:rsid="009ec69d" style:font-weight-asian="normal" style:font-weight-complex="normal"/>
    </style:style>
    <style:style style:name="T79" style:family="text">
      <style:text-properties style:text-underline-style="none" fo:font-weight="normal" officeooo:rsid="00a07b1b" style:font-weight-asian="normal" style:font-weight-complex="normal"/>
    </style:style>
    <style:style style:name="T80" style:family="text">
      <style:text-properties style:text-underline-style="none" fo:font-weight="normal" officeooo:rsid="00a3f82d" style:font-weight-asian="normal" style:font-weight-complex="normal"/>
    </style:style>
    <style:style style:name="T81" style:family="text">
      <style:text-properties style:text-underline-style="none" fo:font-weight="normal" officeooo:rsid="00a5ca77" style:font-weight-asian="normal" style:font-weight-complex="normal"/>
    </style:style>
    <style:style style:name="T82" style:family="text">
      <style:text-properties style:text-underline-style="none" fo:font-weight="normal" officeooo:rsid="00a7b167" style:font-weight-asian="normal" style:font-weight-complex="normal"/>
    </style:style>
    <style:style style:name="T83" style:family="text">
      <style:text-properties style:text-underline-style="none" fo:font-weight="normal" officeooo:rsid="00a8311c" style:font-weight-asian="normal" style:font-weight-complex="normal"/>
    </style:style>
    <style:style style:name="T84" style:family="text">
      <style:text-properties style:text-underline-style="none" fo:font-weight="normal" officeooo:rsid="00aab0cf" style:font-weight-asian="normal" style:font-weight-complex="normal"/>
    </style:style>
    <style:style style:name="T85" style:family="text">
      <style:text-properties style:text-underline-style="none" officeooo:rsid="001e2070"/>
    </style:style>
    <style:style style:name="T86" style:family="text">
      <style:text-properties style:text-underline-style="none" officeooo:rsid="00270a8c"/>
    </style:style>
    <style:style style:name="T87" style:family="text">
      <style:text-properties style:text-underline-style="none" officeooo:rsid="00288fed"/>
    </style:style>
    <style:style style:name="T88" style:family="text">
      <style:text-properties style:text-underline-style="none" officeooo:rsid="002c9269"/>
    </style:style>
    <style:style style:name="T89" style:family="text">
      <style:text-properties style:text-underline-style="none" officeooo:rsid="002fe720"/>
    </style:style>
    <style:style style:name="T90" style:family="text">
      <style:text-properties style:text-underline-style="none" officeooo:rsid="002a52b0"/>
    </style:style>
    <style:style style:name="T91" style:family="text">
      <style:text-properties style:text-underline-style="none" officeooo:rsid="003423ab"/>
    </style:style>
    <style:style style:name="T92" style:family="text">
      <style:text-properties style:text-underline-style="none" officeooo:rsid="003b7059"/>
    </style:style>
    <style:style style:name="T93" style:family="text">
      <style:text-properties style:text-underline-style="none" officeooo:rsid="003dd3b3"/>
    </style:style>
    <style:style style:name="T94" style:family="text">
      <style:text-properties style:text-underline-style="none" officeooo:rsid="003e04fd"/>
    </style:style>
    <style:style style:name="T95" style:family="text">
      <style:text-properties style:text-underline-style="none" officeooo:rsid="003eaedd"/>
    </style:style>
    <style:style style:name="T96" style:family="text">
      <style:text-properties style:text-underline-style="none" officeooo:rsid="003f53e7"/>
    </style:style>
    <style:style style:name="T97" style:family="text">
      <style:text-properties style:text-underline-style="none" officeooo:rsid="0040b3bc"/>
    </style:style>
    <style:style style:name="T98" style:family="text">
      <style:text-properties style:text-underline-style="none" officeooo:rsid="0041913c"/>
    </style:style>
    <style:style style:name="T99" style:family="text">
      <style:text-properties style:text-underline-style="none" officeooo:rsid="0041e9a8"/>
    </style:style>
    <style:style style:name="T100" style:family="text">
      <style:text-properties style:text-underline-style="none" officeooo:rsid="0043467c"/>
    </style:style>
    <style:style style:name="T101" style:family="text">
      <style:text-properties style:text-underline-style="none" officeooo:rsid="004a8379"/>
    </style:style>
    <style:style style:name="T102" style:family="text">
      <style:text-properties style:text-underline-style="none" officeooo:rsid="004b79fa"/>
    </style:style>
    <style:style style:name="T103" style:family="text">
      <style:text-properties style:text-underline-style="none" officeooo:rsid="004c524a"/>
    </style:style>
    <style:style style:name="T104" style:family="text">
      <style:text-properties style:text-underline-style="none" officeooo:rsid="004cd919"/>
    </style:style>
    <style:style style:name="T105" style:family="text">
      <style:text-properties style:text-underline-style="none" officeooo:rsid="004ceb5e"/>
    </style:style>
    <style:style style:name="T106" style:family="text">
      <style:text-properties style:text-underline-style="none" officeooo:rsid="004d5062"/>
    </style:style>
    <style:style style:name="T107" style:family="text">
      <style:text-properties style:text-underline-style="none" officeooo:rsid="004fdf5d"/>
    </style:style>
    <style:style style:name="T108" style:family="text">
      <style:text-properties style:text-underline-style="none" officeooo:rsid="0050a8f7"/>
    </style:style>
    <style:style style:name="T109" style:family="text">
      <style:text-properties style:text-underline-style="none" officeooo:rsid="005119e6"/>
    </style:style>
    <style:style style:name="T110" style:family="text">
      <style:text-properties style:text-underline-style="none" officeooo:rsid="0053c259"/>
    </style:style>
    <style:style style:name="T111" style:family="text">
      <style:text-properties style:text-underline-style="none" officeooo:rsid="005463a5"/>
    </style:style>
    <style:style style:name="T112" style:family="text">
      <style:text-properties style:text-underline-style="none" officeooo:rsid="005922d9"/>
    </style:style>
    <style:style style:name="T113" style:family="text">
      <style:text-properties style:text-underline-style="none" officeooo:rsid="005c4dfd"/>
    </style:style>
    <style:style style:name="T114" style:family="text">
      <style:text-properties style:text-underline-style="none" officeooo:rsid="005f5530"/>
    </style:style>
    <style:style style:name="T115" style:family="text">
      <style:text-properties style:text-underline-style="none" officeooo:rsid="005fbc5a"/>
    </style:style>
    <style:style style:name="T116" style:family="text">
      <style:text-properties style:text-underline-style="none" officeooo:rsid="006185f8"/>
    </style:style>
    <style:style style:name="T117" style:family="text">
      <style:text-properties style:text-underline-style="none" officeooo:rsid="00636b24"/>
    </style:style>
    <style:style style:name="T118" style:family="text">
      <style:text-properties style:text-underline-style="none" officeooo:rsid="0064dc5d"/>
    </style:style>
    <style:style style:name="T119" style:family="text">
      <style:text-properties style:text-underline-style="none" officeooo:rsid="006578fd"/>
    </style:style>
    <style:style style:name="T120" style:family="text">
      <style:text-properties style:text-underline-style="none" officeooo:rsid="006694cd"/>
    </style:style>
    <style:style style:name="T121" style:family="text">
      <style:text-properties style:text-underline-style="none" officeooo:rsid="0066a8c1"/>
    </style:style>
    <style:style style:name="T122" style:family="text">
      <style:text-properties style:text-underline-style="none" officeooo:rsid="0067c24d"/>
    </style:style>
    <style:style style:name="T123" style:family="text">
      <style:text-properties style:text-underline-style="none" officeooo:rsid="00698350"/>
    </style:style>
    <style:style style:name="T124" style:family="text">
      <style:text-properties style:text-underline-style="none" officeooo:rsid="006a24b6"/>
    </style:style>
    <style:style style:name="T125" style:family="text">
      <style:text-properties style:text-underline-style="none" officeooo:rsid="006d6dca"/>
    </style:style>
    <style:style style:name="T126" style:family="text">
      <style:text-properties style:text-underline-style="none" officeooo:rsid="006f5929"/>
    </style:style>
    <style:style style:name="T127" style:family="text">
      <style:text-properties style:text-underline-style="none" officeooo:rsid="007084e7"/>
    </style:style>
    <style:style style:name="T128" style:family="text">
      <style:text-properties style:text-underline-style="none" officeooo:rsid="007229b9"/>
    </style:style>
    <style:style style:name="T129" style:family="text">
      <style:text-properties style:text-underline-style="none" officeooo:rsid="0072f955"/>
    </style:style>
    <style:style style:name="T130" style:family="text">
      <style:text-properties style:text-underline-style="none" officeooo:rsid="00738f8e"/>
    </style:style>
    <style:style style:name="T131" style:family="text">
      <style:text-properties style:text-underline-style="none" officeooo:rsid="007393e1"/>
    </style:style>
    <style:style style:name="T132" style:family="text">
      <style:text-properties style:text-underline-style="none" officeooo:rsid="007517a1"/>
    </style:style>
    <style:style style:name="T133" style:family="text">
      <style:text-properties style:text-underline-style="none" officeooo:rsid="0076cf1a"/>
    </style:style>
    <style:style style:name="T134" style:family="text">
      <style:text-properties style:text-underline-style="none" officeooo:rsid="007889ed"/>
    </style:style>
    <style:style style:name="T135" style:family="text">
      <style:text-properties style:text-underline-style="none" officeooo:rsid="0094c35b"/>
    </style:style>
    <style:style style:name="T136" style:family="text">
      <style:text-properties style:text-underline-style="none" officeooo:rsid="007f73e4"/>
    </style:style>
    <style:style style:name="T137" style:family="text">
      <style:text-properties style:text-underline-style="none" officeooo:rsid="009784ba"/>
    </style:style>
    <style:style style:name="T138" style:family="text">
      <style:text-properties style:text-underline-style="none" officeooo:rsid="009796c4"/>
    </style:style>
    <style:style style:name="T139" style:family="text">
      <style:text-properties style:text-underline-style="none" officeooo:rsid="009ac3c8"/>
    </style:style>
    <style:style style:name="T140" style:family="text">
      <style:text-properties style:text-underline-style="none" officeooo:rsid="00a07b1b"/>
    </style:style>
    <style:style style:name="T141" style:family="text">
      <style:text-properties style:text-underline-style="none" officeooo:rsid="00a3998a"/>
    </style:style>
    <style:style style:name="T142" style:family="text">
      <style:text-properties style:text-underline-style="none" officeooo:rsid="00a3f82d"/>
    </style:style>
    <style:style style:name="T143" style:family="text">
      <style:text-properties style:text-underline-style="none" officeooo:rsid="00a5ca77"/>
    </style:style>
    <style:style style:name="T144" style:family="text">
      <style:text-properties style:text-underline-style="none" officeooo:rsid="00a7b167"/>
    </style:style>
    <style:style style:name="T145" style:family="text">
      <style:text-properties style:text-underline-style="none" officeooo:rsid="00a8311c"/>
    </style:style>
    <style:style style:name="T146" style:family="text">
      <style:text-properties style:text-underline-style="none" officeooo:rsid="00ab320c"/>
    </style:style>
    <style:style style:name="T147" style:family="text">
      <style:text-properties style:text-underline-style="none" officeooo:rsid="00abfc1a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06639f" style:font-weight-asian="bold" style:font-weight-complex="bold"/>
    </style:style>
    <style:style style:name="T150" style:family="text">
      <style:text-properties fo:font-weight="bold" officeooo:rsid="000cb3fe" style:font-weight-asian="bold" style:font-weight-complex="bold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fo:font-weight="normal" officeooo:rsid="007889ed" style:font-weight-asian="normal" style:font-weight-complex="normal"/>
    </style:style>
    <style:style style:name="T153" style:family="text">
      <style:text-properties fo:font-weight="normal" officeooo:rsid="007f73e4" style:font-weight-asian="normal" style:font-weight-complex="normal"/>
    </style:style>
    <style:style style:name="T154" style:family="text">
      <style:text-properties fo:font-weight="normal" officeooo:rsid="008946e3" style:font-weight-asian="normal" style:font-weight-complex="normal"/>
    </style:style>
    <style:style style:name="T155" style:family="text">
      <style:text-properties fo:font-weight="normal" officeooo:rsid="008c5e4a" style:font-weight-asian="normal" style:font-weight-complex="normal"/>
    </style:style>
    <style:style style:name="T156" style:family="text">
      <style:text-properties fo:font-weight="normal" officeooo:rsid="008d483e" style:font-weight-asian="normal" style:font-weight-complex="normal"/>
    </style:style>
    <style:style style:name="T157" style:family="text">
      <style:text-properties fo:font-weight="normal" officeooo:rsid="008f3e91" style:font-weight-asian="normal" style:font-weight-complex="normal"/>
    </style:style>
    <style:style style:name="T158" style:family="text">
      <style:text-properties fo:font-weight="normal" officeooo:rsid="00918889" style:font-weight-asian="normal" style:font-weight-complex="normal"/>
    </style:style>
    <style:style style:name="T159" style:family="text">
      <style:text-properties fo:font-weight="normal" officeooo:rsid="0093446f" style:font-weight-asian="normal" style:font-weight-complex="normal"/>
    </style:style>
    <style:style style:name="T160" style:family="text">
      <style:text-properties officeooo:rsid="0010f643"/>
    </style:style>
    <style:style style:name="T161" style:family="text">
      <style:text-properties style:text-underline-style="solid" style:text-underline-width="auto" style:text-underline-color="font-color"/>
    </style:style>
    <style:style style:name="T162" style:family="text">
      <style:text-properties style:text-underline-style="solid" style:text-underline-width="auto" style:text-underline-color="font-color" officeooo:rsid="003f53e7"/>
    </style:style>
    <style:style style:name="T163" style:family="text">
      <style:text-properties style:text-underline-style="solid" style:text-underline-width="auto" style:text-underline-color="font-color" officeooo:rsid="0040b3bc"/>
    </style:style>
    <style:style style:name="T164" style:family="text">
      <style:text-properties style:text-underline-style="solid" style:text-underline-width="auto" style:text-underline-color="font-color" officeooo:rsid="0041913c"/>
    </style:style>
    <style:style style:name="T165" style:family="text">
      <style:text-properties officeooo:rsid="0067c2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Software – 7ª Edição – Capítulo 02 – Modelos de Processo</text:p>
      <text:p text:style-name="P1"/>
      <text:p text:style-name="P2"><text:span text:style-name="T150">p</text:span><text:span text:style-name="T148">.52</text:span> – Howard Baetjer: Como o software é conhecimento disperso, tácito, e incompleto, seu desenvolvimento é um processo de apredizado social: um diálogo onde o conhecimento <text:s/>(do que se tornará software) é coletado, reunido e incorporado ao software. <text:span text:style-name="T1">Isso possibilita interações (usuários e projetistas, usuários e ferramentas, projetistas e ferramentas). Um processo iterativo onde a ferramenta é um meio de comunicação e cada rodada de diálogo extraindo mais conhecimento útil dos envolvidos.</text:span></text:p>
      <text:p text:style-name="P3">Para o contexto deste livro, "Processo de software" é uma metodologia para atividades, ações e tarefas necessárias para o desenvolvimento de software de alta qualidade. <text:span text:style-name="T2">Processo de software define métodos, técnicas e ferramentas automatizadas. </text:span><text:span text:style-name="T149">Processo:</text:span></text:p>
      <text:p text:style-name="P4">O que é?<text:span text:style-name="T3"> Roteiro com os passos para desenvolver softeare e de melhor qualidade.</text:span></text:p>
      <text:p text:style-name="P4">Quem realiza?<text:span text:style-name="T3"> </text:span><text:span text:style-name="T4">Gerente e engenheiro de software adaptam às necessidades e </text:span><text:span text:style-name="T5">seguem. Solicitantes tem papel a realizar no apoio às definições, construção e testes de software.</text:span></text:p>
      <text:p text:style-name="P5">Quais são as etapas?<text:span text:style-name="T3"> </text:span><text:span text:style-name="T6">Depende do tipo de software a se construir.</text:span></text:p>
      <text:p text:style-name="P6">Quais artefatos?<text:span text:style-name="T3"> </text:span><text:span text:style-name="T7">Programas, documentos, dados produzidos.</text:span></text:p>
      <text:p text:style-name="P7"><text:span text:style-name="T9">p.</text:span><text:span text:style-name="T8">53 –</text:span><text:span text:style-name="T3"> </text:span><text:span text:style-name="T10">Modelo de processo genérico:</text:span><text:span text:style-name="T21"> </text:span><text:span text:style-name="T22">É dividido entre "Atividades", "Ações" e "Tarefas".</text:span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7" office:value-type="string">
            <text:p text:style-name="P38"/>
            <text:p text:style-name="P38"/>
            <text:p text:style-name="P38"/>
            <text:p text:style-name="P38"/>
            <text:p text:style-name="P38">Atividade</text:p>
          </table:table-cell>
          <table:table-cell table:style-name="Table1.A1" table:number-rows-spanned="3" office:value-type="string">
            <text:p text:style-name="P38"/>
            <text:p text:style-name="P38">Ação 01</text:p>
          </table:table-cell>
          <table:table-cell table:style-name="Table1.C1" office:value-type="string">
            <text:p text:style-name="P37">Tarefa <text:span text:style-name="T160">1.</text:span>1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0">Tarefa <text:span text:style-name="T160">1.</text:span>2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0">Tarefa <text:span text:style-name="T160">1.</text:span>3</text:p>
          </table:table-cell>
        </table:table-row>
        <table:table-row>
          <table:covered-table-cell/>
          <table:table-cell table:style-name="Table1.B4" table:number-rows-spanned="4" office:value-type="string">
            <text:p text:style-name="P39"/>
            <text:p text:style-name="P39"/>
            <text:p text:style-name="P39">Ação 0<text:span text:style-name="T160">2</text:span></text:p>
          </table:table-cell>
          <table:table-cell table:style-name="Table1.C2" office:value-type="string">
            <text:p text:style-name="P37">Tarefa <text:span text:style-name="T160">2.</text:span>1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0">Tarefa <text:span text:style-name="T160">2.</text:span>2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0">Tarefa <text:span text:style-name="T160">2.</text:span>3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7">Tarefa <text:span text:style-name="T160">2.4</text:span></text:p>
          </table:table-cell>
        </table:table-row>
      </table:table>
      <text:p text:style-name="P36"><text:s/></text:p>
      <text:p text:style-name="P8"><text:span text:style-name="T3">Uma metodologia genérica de processos estabelece </text:span><text:span text:style-name="T8">cinco atividades</text:span><text:span text:style-name="T20">: </text:span><text:span text:style-name="T8">Comunicação, Planejamento, Modelagem, Construção </text:span><text:span text:style-name="T11">e </text:span><text:span text:style-name="T8">Entrega</text:span><text:span text:style-name="T20">.</text:span></text:p>
      <text:p text:style-name="P32"/>
      <text:p text:style-name="P33">Acompanhando, existem atividades de apoio aplicadas a longo prazo (acompanhamento, controle, administração de riscos, garantida de qualidade, etc).</text:p>
      <text:p text:style-name="P9"><text:span text:style-name="T8">p.54 – </text:span><text:span text:style-name="T20">Fluxo</text:span><text:span text:style-name="T23"> de processos descreve como as atividades metodológicas, ações e tarefas são organizadas de acordo com sequência e tempo: </text:span></text:p>
      <text:list xml:id="list7097157701087909829" text:style-name="L1">
        <text:list-item>
          <text:p text:style-name="P41"><text:span text:style-name="T23">F</text:span><text:span text:style-name="T20">luxo linear</text:span></text:p>
        </text:list-item>
        <text:list-item>
          <text:p text:style-name="P52">Fluxo iterativo</text:p>
        </text:list-item>
        <text:list-item>
          <text:p text:style-name="P52">Fluxo evolucionário</text:p>
        </text:list-item>
        <text:list-item>
          <text:p text:style-name="P52">Fluxo paralelo</text:p>
        </text:list-item>
      </text:list>
      <text:p text:style-name="P23"><text:span text:style-name="T3">p.55 – </text:span><text:span text:style-name="T85">Definindo atividades metodolígicas: </text:span><text:span text:style-name="T24">Uma equipe de software precisa de mais informações para executar apropriadamente as atividades como parte do processo. </text:span><text:span text:style-name="T25">Mais que isso, a questão chave acaba sendo: que ações são apropriadas para uma atividade metodológica tendo em mente a naturaza do problema, </text:span><text:span text:style-name="T26">características de quem executa o trabalho e interessados proponentes do projeto? </text:span><text:span text:style-name="T27">Ex. Num sistema bem simples, a atividade "Comunicação" seria resumida a um telefonema <text:s/>para o solicitante (ação = telefonema), </text:span><text:span text:style-name="T28">com as seguintes tarefas: 1) Contatar interessados pelo telefone, 2) Discutir necessidades e tomar not</text:span><text:span text:style-name="T29">a, 3) </text:span><text:span text:style-name="T30">Organizar anotações em uma relação de requisitos 4) </text:span><text:span text:style-name="T31">Enviar e-mail para revisão e aprovação. Se o projeto fosse mais complexo, </text:span><text:span text:style-name="T32">a atividade "Comunicação" teria outra configuração.</text:span><text:span text:style-name="T86">Conclusão: </text:span><text:span text:style-name="T87">a definição de tarefas deve ser feita mais adequada com <text:s/>as necessidades do projeto e as caracteristicas da equipe.</text:span></text:p>
      <text:p text:style-name="P24"><text:span text:style-name="T87">P</text:span><text:span text:style-name="T3">adrão de processo: </text:span><text:span text:style-name="T33">Descrição de um problema de processo encontrado, identificando o ambiente em que foi encontrado e sugerindo uma ou mais soluções comprovadas para o problema: "</text:span><text:span text:style-name="T34">métodos </text:span><text:soft-page-break/><text:span text:style-name="T34">consistentes para desenvolver soluções de problemas no contexto do processo de software".</text:span></text:p>
      <text:p text:style-name="P25"><text:span text:style-name="T90">p.</text:span><text:span text:style-name="T3">58 –</text:span><text:span text:style-name="T20"> </text:span><text:span text:style-name="T88">Avaliação e aperfeiçoamento de processos: </text:span><text:span text:style-name="T35">existência de processos não garante a entrega no prazo, atendimento das necessidades do cliente ou características técnicas e qualidade: </text:span><text:span text:style-name="T36">necessidade de avaliação para assegurar que está de acordo com conjunto de básicos comprovados como essenciaos. </text:span><text:span text:style-name="T37">Seguem as diferentes abordagens de avaliação processual: </text:span><text:span text:style-name="T89">SCAMPI</text:span><text:span text:style-name="T37">, </text:span><text:span text:style-name="T89">CBA IPI</text:span><text:span text:style-name="T37">, </text:span><text:span text:style-name="T89">SPICE</text:span><text:span text:style-name="T37">, </text:span><text:span text:style-name="T89">ISO9001:2000.</text:span></text:p>
      <text:p text:style-name="P26"><text:span text:style-name="T89">p.59/61 –</text:span><text:span text:style-name="T37"> <text:s/>O trabalho de engenharia de software e o seu produto permanecem a beira do caos. Porém, pensar que o estado ideal da natureza é a ordem pode ser um erro. Ordem absluta pode significar ausência de variabilidade. Por outro lado, a mudança ocorre quando existe uma estrutura que permita que a mudança</text:span><text:span text:style-name="T38"> possa ser organizada</text:span><text:span text:style-name="T37">. </text:span><text:span text:style-name="T39">Ao mesmo tempo, tal estrutura não deve ser nem totalmente caótica (torna-se impossível a coordenação e coerência) e nem totalmente estruturada, </text:span><text:span text:style-name="T40">rígida (impede a mudança): </text:span><text:span text:style-name="T41">falta de estrutura nem sempre implica em desordem. <text:s/></text:span><text:span text:style-name="T42">Quest</text:span><text:span text:style-name="T43">ões</text:span><text:span text:style-name="T42">: </text:span></text:p>
      <text:list xml:id="list5901988005384216600" text:style-name="L2">
        <text:list-item>
          <text:p text:style-name="P57"><text:span text:style-name="T12">Se processos tradicionais buscam máximo de estrutura e ordem, eles seriam inapropriados para um mundo que prospera com a mudança (mundo do software)?</text:span><text:span text:style-name="T42"> </text:span></text:p>
        </text:list-item>
        <text:list-item>
          <text:p text:style-name="P56">Se abandonarmos a busca, mesmo que parcial, pela ordem, seria impossível atingir coordenação e coerência no trabalho de software?</text:p>
        </text:list-item>
      </text:list>
      <text:p text:style-name="P34"/>
      <text:p text:style-name="P29"><text:span text:style-name="T91">S</text:span><text:span text:style-name="T3">eguem alguns modelos </text:span><text:span text:style-name="T8">(ciclos de vida) </text:span><text:span text:style-name="T3">de </text:span><text:span text:style-name="T8">processos prescritivos</text:span><text:span text:style-name="T3">:</text:span></text:p>
      <text:list xml:id="list6917970218604239618" text:style-name="L3">
        <text:list-item>
          <text:p text:style-name="P58"><text:span text:style-name="T8">Modelo cascata</text:span><text:span text:style-name="T3"> (linearidade entre as atividades comunicação e emprego).</text:span></text:p>
        </text:list-item>
        <text:list-item>
          <text:p text:style-name="P59"><text:span text:style-name="T8">Modelos de processo incremental</text:span><text:span text:style-name="T3"> (</text:span><text:span text:style-name="T92">repetição das atividades com possíveis entregas. Combina elementos do fluxo de processo linear e paralelo, com possíveis entregáveis ao longo do tempo).</text:span></text:p>
        </text:list-item>
      </text:list>
      <text:p text:style-name="P27"><text:span text:style-name="T92">p.</text:span><text:span text:style-name="T3">62/</text:span><text:span text:style-name="T95">6</text:span><text:span text:style-name="T100">4</text:span><text:span text:style-name="T3"> –</text:span></text:p>
      <text:list xml:id="list191935924449394" text:continue-numbering="true" text:style-name="L3">
        <text:list-item>
          <text:p text:style-name="P60"><text:span text:style-name="T16">M</text:span><text:span text:style-name="T8">odelo de processo evolucionário</text:span><text:span text:style-name="T3"> (a partir do produto essencial, são necessárias implementações com mais detalhes, novas regras e extensões do primeiro produto entregue: </text:span><text:span text:style-name="T93">desenvolvimento de versões cada vez mais completas de software: possui dois modelos:</text:span></text:p>
        </text:list-item>
      </text:list>
      <text:list xml:id="list8385601151850446405" text:style-name="L4">
        <text:list-item>
          <text:p text:style-name="P61"><text:span text:style-name="T161">Prototipação:</text:span><text:span text:style-name="T3"> pode ser utilizado no contexto de qualquer modelo de processo. Utilizada quando os requisitos estão obscuros, ou existe insegurança na interação homem / máquina. </text:span><text:span text:style-name="T94">Auxilia a compreensão do que será construído. </text:span><text:span text:style-name="T95">O paradigma começa com </text:span><text:span text:style-name="T96">a </text:span><text:span text:style-name="T162">comunicação:</text:span><text:span text:style-name="T96"> define-se o objetivo do software, definem-se os requisitos conhecidos e esquematizam-se as áreas que necessitam de definições mais amplas. </text:span><text:span text:style-name="T163">Planejam-se as iterações de prototipação</text:span><text:span text:style-name="T97">, ocorre a </text:span><text:span text:style-name="T163">modelagem</text:span><text:span text:style-name="T97"> (protótipo rápido). </text:span><text:span text:style-name="T98">Se </text:span><text:span text:style-name="T164">construído o protótipo</text:span><text:span text:style-name="T98">, se </text:span><text:span text:style-name="T164">encaminha aos envolvidos para validação e feedback</text:span><text:span text:style-name="T98">. </text:span><text:span text:style-name="T99">Vão acontecendo as iterações de prototipação para refinamento dos requisitos e protótipo. </text:span><text:span text:style-name="T100">Pode-se construir protótipo funcional. </text:span><text:span text:style-name="T13">VER PARA O TRABALHO: CASA SEGURA (p.64)</text:span></text:p>
        </text:list-item>
      </text:list>
      <text:p text:style-name="P30"><text:span text:style-name="T13">p.</text:span><text:span text:style-name="T8">65/66 – </text:span></text:p>
      <text:list xml:id="list191937363782285" text:continue-numbering="true" text:style-name="L4">
        <text:list-item>
          <text:p text:style-name="P42">Modelo espiral:<text:span text:style-name="T3"> </text:span><text:span text:style-name="T101">Modelo de processos que une iteração de prototipação com cascat</text:span><text:span text:style-name="T102">a: potencial para rápido desenvolvimento de versões </text:span><text:span text:style-name="T103">cada vez mais completas. </text:span><text:span text:style-name="T104">Características: abordagem cíclica e ponto âncoras de controle para assegurar o comprometimento dos interessados na busca de soluções. </text:span><text:span text:style-name="T105">Nas primeiras versões, são geados protótipos. Nas posteriores o sistema é construído com maior complexidade. </text:span><text:span text:style-name="T106">Idealiza-se umas aspiral partindo do centro, com as atividades demarcadas ao longo de sua extensão. </text:span><text:span text:style-name="T107">Primeiro se fazem voltas (iterações) para desenvolver as especificações do produto. Depois para o criar o protótipo e finalmente o desenvolvimento do </text:span><text:span text:style-name="T108">protótipo, </text:span><text:span text:style-name="T109">com versões mais sofisticadas a cada iteração e replanejamentos.</text:span></text:p>
        </text:list-item>
      </text:list>
      <text:p text:style-name="P10"><text:span text:style-name="T14">p.</text:span><text:span text:style-name="T8">67 –</text:span><text:span text:style-name="T3"> </text:span><text:span text:style-name="T15">Modelos concorrentes: </text:span><text:span text:style-name="T110">Atividades são executadas de maneira concorrentes, porém em diferentes estados. </text:span><text:span text:style-name="T111">Alguns eventos vão disparar transições de estado para cada uma das atividades, ações ou tarefas.</text:span></text:p>
      <text:p text:style-name="P13"><text:span text:style-name="T111">p.</text:span><text:span text:style-name="T3">68 – </text:span><text:span text:style-name="T20">Pontos fracos: </text:span></text:p>
      <text:list xml:id="list7562074606432842815" text:style-name="L5">
        <text:list-item>
          <text:p text:style-name="P53">prototipação tras problema no planejamento de projetos, devido ao número incerto de ciclos necessários para constuir o produto (técnicas de estimativa são baseadas em layouts lineares, de atividades). </text:p>
        </text:list-item>
        <text:list-item>
          <text:p text:style-name="P53"><text:soft-page-break/>Processo de software evolucionário não estabelecem velocidade máxima de evolução. </text:p>
        </text:list-item>
        <text:list-item>
          <text:p text:style-name="P62"><text:span text:style-name="T20">Alta concorrência pode fazer com que haja mudanças no paradigma do erro zero, para o da velocidade de desenvolvimento. </text:span><text:span text:style-name="T44">Processos evolucionários não acompanham estas mudanças. </text:span><text:span text:style-name="T17">O objetivo do modelo evolucionário é desenvolver software de alta qualidade</text:span><text:span text:style-name="T45">, </text:span><text:span text:style-name="T46">porém pe possível adequação para torná-lo mais equilibrado parea enfatizar a flexibilidade e velocidade do desenvolvimento.</text:span></text:p>
        </text:list-item>
      </text:list>
      <text:p text:style-name="P28"><text:span text:style-name="T112">p.</text:span><text:span text:style-name="T3">69 – </text:span><text:span text:style-name="T113">Modelos de processos especializados:</text:span><text:span text:style-name="T47"> </text:span><text:span text:style-name="T48">levam em conta algumas características de um ou vários modelos tradicionais, para aplicar uma engenharia de software especializada.</text:span></text:p>
      <text:list xml:id="list2780525857991645895" text:style-name="L6">
        <text:list-item>
          <text:p text:style-name="P43">Desenvolvimento baseado em componentes:<text:span text:style-name="T3"> Softwa</text:span><text:span text:style-name="T118">r</text:span><text:span text:style-name="T3">e de prateleiras utilizam funcionalidade com interfaces. </text:span><text:span text:style-name="T114">São as interfaces que permitem as integrações do software com o componente. </text:span><text:span text:style-name="T115">Desenvolvimento baseado em componentes incorpora características do modelo espiral (evolucionário), com abordagem interativa para a criação de software. Utilizam-se componentes de software pré-empacotados. </text:span><text:span text:style-name="T116">A partir de uma abordagem evolucionáris, o modelo de desenvolvimento baseado em componentes incorpora as seguintes etapas:</text:span></text:p>
        </text:list-item>
      </text:list>
      <text:list xml:id="list1533984372865030624" text:style-name="L7">
        <text:list-item>
          <text:p text:style-name="P44"><text:span text:style-name="T116">A</text:span><text:span text:style-name="T3">valiações de produtos baseados em componentes</text:span></text:p>
        </text:list-item>
        <text:list-item>
          <text:p text:style-name="P54">Consideração dos itens de integração dos componentes</text:p>
        </text:list-item>
        <text:list-item>
          <text:p text:style-name="P54">Projeto de arquitetura para acomodar os componentes</text:p>
        </text:list-item>
        <text:list-item>
          <text:p text:style-name="P54">Integração dos componentes na arquitetura</text:p>
        </text:list-item>
        <text:list-item>
          <text:p text:style-name="P54">Testes para assegurar funcionalidade </text:p>
        </text:list-item>
      </text:list>
      <text:p text:style-name="P11"><text:span text:style-name="T3">Desenvolvimento baseado em componentes conduz ao reuso do softw</text:span><text:span text:style-name="T117">are</text:span></text:p>
      <text:p text:style-name="P14"><text:span text:style-name="T117">p.</text:span><text:span text:style-name="T3">70 –</text:span></text:p>
      <text:list xml:id="list3615182543545752247" text:style-name="L8">
        <text:list-item>
          <text:p text:style-name="P45">Modelo de métodos formais:<text:span text:style-name="T3"> </text:span><text:span text:style-name="T119">aplicação de notações matemáticas para especificação, desenvolvimento e verificação em sistemas de software. Problemas: desenvolver métodos formais consome tempo e dinheiro. – </text:span><text:span text:style-name="T120">T</text:span><text:span text:style-name="T119">reinamento extensivo – </text:span><text:span text:style-name="T120">Modelos gerados servem pouco para comunicação </text:span><text:span text:style-name="T121">com o cliente</text:span><text:span text:style-name="T120">. </text:span><text:span text:style-name="T122">Este método é utilizado para softwares com fator crítico.</text:span></text:p>
        </text:list-item>
        <text:list-item>
          <text:p text:style-name="P46"><text:span text:style-name="T165">D</text:span>esenvolvimento de software orientado a aspectos:<text:span text:style-name="T3"> </text:span><text:span text:style-name="T123">Paradigma que oferecer abordagem metodológica e deprocesso para definir, especificar, projetar e construir </text:span><text:span text:style-name="T18">aspectos: definição das restrições cruzadas que impactam toda arquitetura de software. </text:span><text:span text:style-name="T124">Provavelmente vai adotar características de modelo de processo evolucionário e concorrente. </text:span></text:p>
        </text:list-item>
      </text:list>
      <text:p text:style-name="P12"><text:span text:style-name="T19">p.</text:span><text:span text:style-name="T8">71 –</text:span><text:span text:style-name="T3"> </text:span><text:span text:style-name="T8">O processo unificado: </text:span><text:span text:style-name="T125">Pensado de acordo com as necessidades de ser dirigido a casos de uso, </text:span><text:span text:style-name="T126">centrado na arquitetura, interativo e incremental. Isso surge devido à melhora de performance dos computadores, uso intenso da internet para troca de todos os tipos de informação e finalmente pela expectativa dos usuários com relação aos softwares desenvolvidos, </text:span><text:span text:style-name="T127">no sentido de melhor performance e melhor adaptação às atividades. </text:span><text:span text:style-name="T128">Processo unificado é a tentati</text:span><text:span text:style-name="T146">v</text:span><text:span text:style-name="T128">a de aproveitar mel</text:span><text:span text:style-name="T147">h</text:span><text:span text:style-name="T128">ores recursos e características dos modelos tradicionais, modificando-os para melhores princípios de desenvolvimento ágil de software. </text:span><text:span text:style-name="T129">Dá importância para a comunicação do cliente e para os métodos racionalizados (sequenciais), </text:span><text:span text:style-name="T130">para descrever a visão do cliente sobre um sistema</text:span><text:span text:style-name="T125"> </text:span><text:span text:style-name="T131">(caso de uso). </text:span><text:span text:style-name="T132">Enfatiza a arquitetura (foco em compreensibilidade, confiança, mudanças e reutilizações). </text:span><text:span text:style-name="T133">Sugere um fluxo interativo e incremental e proporciona sensação evolucionária.</text:span></text:p>
      <text:p text:style-name="P15"><text:span text:style-name="T133">p.</text:span><text:span text:style-name="T3">72 – </text:span><text:span text:style-name="T134">Fases do Processo Uunificado: </text:span></text:p>
      <text:list xml:id="list3422082433886234491" text:style-name="L9">
        <text:list-item>
          <text:p text:style-name="P47"><text:span text:style-name="T152">C</text:span><text:span text:style-name="T151">oncepção:</text:span><text:span text:style-name="T20"> </text:span><text:span text:style-name="T49">Compões as atividades "Comunicação" e "Planejamento". </text:span><text:span text:style-name="T50">Identificação das necessidades de uso do sistema, </text:span><text:span text:style-name="T51">proposta de arquitetura rudimentar e planejamento das iterações e incrementos do projeto. </text:span><text:span text:style-name="T52">Casos práticos vão descrever os requisitos de negócios fundamentais, mostrando os recursos e funções que cada categoria de usuários deseja. </text:span><text:span text:style-name="T53">A arquitetura ainda é um esquema provisório dos principais subsistemas. </text:span><text:span text:style-name="T54">Posteriormente será expandido para representar visões dos diferentes uso do sistema. </text:span><text:span text:style-name="T55">No planejamento so recursos são identificados, riscos avaliados, conogramas definidos e a base para as fases à medida que o software é desenvolvido.</text:span></text:p>
        </text:list-item>
      </text:list>
      <text:p text:style-name="P35"/>
      <text:p text:style-name="P16"><text:soft-page-break/><text:span text:style-name="T136">p.</text:span><text:span text:style-name="T3">73 –</text:span></text:p>
      <text:list xml:id="list191936124775891" text:continue-numbering="true" text:style-name="L9">
        <text:list-item>
          <text:p text:style-name="P48"><text:span text:style-name="T153">E</text:span><text:span text:style-name="T151">laboração:</text:span><text:span text:style-name="T20"> </text:span><text:span text:style-name="T56">Atividades de comunicação e modelagem do processo genérico. </text:span><text:span text:style-name="T57">Refinamento dos casos práticos preliminares </text:span><text:span text:style-name="T58">e ampliação da representação da arquitetura. </text:span><text:span text:style-name="T59">Inclui cinco visões do software:</text:span></text:p>
          <text:list>
            <text:list-item>
              <text:p text:style-name="P55">Modelo de caso prático</text:p>
            </text:list-item>
            <text:list-item>
              <text:p text:style-name="P55">Modelo de requisitos</text:p>
            </text:list-item>
            <text:list-item>
              <text:p text:style-name="P55">Modelo de projetos</text:p>
            </text:list-item>
            <text:list-item>
              <text:p text:style-name="P55">Modelo de implementação</text:p>
            </text:list-item>
            <text:list-item>
              <text:p text:style-name="P55">Modelo de emprego</text:p>
            </text:list-item>
          </text:list>
        </text:list-item>
      </text:list>
      <text:p text:style-name="P17"><text:span text:style-name="T20">Esta fase pode gerar uma "base </text:span><text:span text:style-name="T60">de arquitetura executável", um sistema "de degustação" </text:span><text:span text:style-name="T61">para demonstrar viabilidade de arquitetura </text:span><text:span text:style-name="T62">e os casos mais importantes. Revisão do plano para assegurar que o escopo, riscos e data permaneçam razoáveis.</text:span></text:p>
      <text:list xml:id="list2970065377486167549" text:style-name="L10">
        <text:list-item>
          <text:p text:style-name="P49"><text:span text:style-name="T154">C</text:span><text:span text:style-name="T151">onstrução:</text:span><text:span text:style-name="T20"> </text:span><text:span text:style-name="T63">a partir do modelo de arquitetura, </text:span><text:span text:style-name="T64">desenvolve-se software e seus componentes, materializando os casos de uso para o usuário final (conforme a visão planejada), </text:span><text:span text:style-name="T65">e devenvolve-se os testes unitários, além da execução dos testes de aceitação a partir do caso de uso.</text:span></text:p>
        </text:list-item>
        <text:list-item>
          <text:p text:style-name="P50"><text:span text:style-name="T155">T</text:span><text:span text:style-name="T151">ransição:</text:span><text:span text:style-name="T20"> </text:span><text:span text:style-name="T66">Fim da </text:span><text:span text:style-name="T156">construção</text:span><text:span text:style-name="T66"> </text:span><text:span text:style-name="T67">e início do </text:span><text:span text:style-name="T157">emprego</text:span><text:span text:style-name="T67">: </text:span><text:span text:style-name="T68">entrega e feedback de melhorias dos interessados, </text:span><text:span text:style-name="T69">além de criação de manuais e procedimentos de instalação, etc... para o lançamento da versão.</text:span></text:p>
        </text:list-item>
        <text:list-item>
          <text:p text:style-name="P51"><text:span text:style-name="T158">P</text:span><text:span text:style-name="T151">rodução:</text:span><text:span text:style-name="T20"> </text:span><text:span text:style-name="T70">Atividade </text:span><text:span text:style-name="T159">emprego</text:span><text:span text:style-name="T70">. </text:span><text:span text:style-name="T71">Monitoramento do uso do software, suporte para ambiente (INFRA),a valiação de defeitos e solicitação de mudanças.</text:span></text:p>
        </text:list-item>
      </text:list>
      <text:p text:style-name="P18"><text:span text:style-name="T135">p.</text:span><text:span text:style-name="T3">74 – </text:span><text:span text:style-name="T72">Existe a possibilidade que enquanto as fases estejam sendo conduzidas, já se tenha iniciado o incremento seguinte: as cinco fazes do </text:span><text:span text:style-name="T137">processo unificado</text:span><text:span text:style-name="T72"> podem ocorrer em concorrência e escalonament</text:span><text:span text:style-name="T73">o.</text:span></text:p>
      <text:p text:style-name="P19"><text:span text:style-name="T138">M</text:span><text:span text:style-name="T3">odelo de processo pessoal e de equipe: </text:span><text:span text:style-name="T74">Adequação de um processo organizacional para a realidade da equipe, </text:span><text:span text:style-name="T75">ou até o nível mais atomizado (individual). </text:span><text:span text:style-name="T76">É possível esta adequação, porém com muito trabalho e treinamento.</text:span></text:p>
      <text:p text:style-name="P20"><text:span text:style-name="T139">P</text:span><text:span text:style-name="T3">rocesos de Software Pessoal: </text:span><text:span text:style-name="T77">enfoque na medição pessoal, tanto do artefato gerado quanto da mudança dele. </text:span><text:span text:style-name="T78">Responsabiliza o profissional pelo planejamento e para controlar a qualidade dos artefatos. </text:span><text:span text:style-name="T140">Cinco </text:span><text:span text:style-name="T79">atividades: </text:span><text:span text:style-name="T140">Planejamento</text:span><text:span text:style-name="T79">, </text:span><text:span text:style-name="T140">Projeto de alto nível</text:span><text:span text:style-name="T79">, </text:span><text:span text:style-name="T140">Revisão do projeto de alto nível</text:span><text:span text:style-name="T79">, </text:span><text:span text:style-name="T140">Desenvolvimento</text:span><text:span text:style-name="T79"> e </text:span><text:span text:style-name="T140">Autópsia.</text:span></text:p>
      <text:p text:style-name="P21"><text:span text:style-name="T140">p.</text:span><text:span text:style-name="T3">75 – </text:span><text:span text:style-name="T141">Processo de software em equipe: </text:span><text:span text:style-name="T80">aplicação do </text:span><text:span text:style-name="T142">Processo de Software Pessoal </text:span><text:span text:style-name="T80">para um equipe auto dirigida para produzir software de alta qualidade. A equipe entende suas metas e objetivos globais, define papéis e responsabilidades para seus membros, monitora dados do projeto, </text:span><text:span text:style-name="T81">define estratégias e processos, avalia riscos e reage a eles. Gera relatórios sobre a situação do projeto. Atividades: </text:span><text:span text:style-name="T143">Lançamento do projeto</text:span><text:span text:style-name="T81">, </text:span><text:span text:style-name="T144">Projeto de alto nível</text:span><text:span text:style-name="T82">, </text:span><text:span text:style-name="T145">Implementação</text:span><text:span text:style-name="T83">, </text:span><text:span text:style-name="T145">Integração e testes </text:span><text:span text:style-name="T83">e </text:span><text:span text:style-name="T145">Autópsia.</text:span></text:p>
      <text:p text:style-name="P22"><text:span text:style-name="T145">p.</text:span><text:span text:style-name="T3">76 – </text:span><text:span text:style-name="T20">Ferramentas que ajudam a controlar, gerenciar e modelar processos: IGRAFX Process Tool, Adeptia BPM Server </text:span><text:span text:style-name="T84">e Speedev Su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4M53S</meta:editing-duration>
    <meta:editing-cycles>177</meta:editing-cycles>
    <meta:generator>LibreOffice/4.4.2.2$Windows_x86 LibreOffice_project/c4c7d32d0d49397cad38d62472b0bc8acff48dd6</meta:generator>
    <dc:date>2015-11-16T19:19:35.055000000</dc:date>
    <meta:document-statistic meta:table-count="1" meta:image-count="0" meta:object-count="0" meta:page-count="4" meta:paragraph-count="75" meta:word-count="1872" meta:character-count="13049" meta:non-whitespace-character-count="11244"/>
    <meta:user-defined meta:name="Info 1"/>
    <meta:user-defined meta:name="Info 2"/>
    <meta:user-defined meta:name="Info 3"/>
    <meta:user-defined meta:name="Info 4"/>
  </office:meta>
</office:document-meta>
</file>